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er: </text:p>
      <text:p text:style-name="Standard"><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introduction: 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bio: 2 sentence or 30 words</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Standard">Overview:</text:p>
      <text:p text:style-name="Standard"><text:tab/>functional description</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Standard"><text:tab/><text:tab/>sensor board closeup</text:p>
      <text:p text:style-name="Standard"><text:tab/><text:tab/>motor-controller closeup</text:p>
      <text:p text:style-name="Standard"><text:tab/><text:tab/>controls closeup</text:p>
      <text:p text:style-name="Standard"/>
      <text:p text:style-name="Standard">List of materials</text:p>
      <text:list xml:id="list1410179882" text:style-name="L1">
        <text:list-item>
          <text:p text:style-name="P1">Arduino </text:p>
        </text:list-item>
        <text:list-item>
          <text:p text:style-name="P1">Arduino Protoshield</text:p>
        </text:list-item>
        <text:list-item>
          <text:p text:style-name="P1">MMA7361 accelerometer (sparkfun #SEN-09652)</text:p>
        </text:list-item>
        <text:list-item>
          <text:p text:style-name="P1"><text:soft-page-break/>LPR530AL gyroscope (sparkfun #SEN-09990)</text:p>
        </text:list-item>
        <text:list-item>
          <text:p text:style-name="P1">Sabertooth 2x25 motor-controller </text:p>
        </text:list-item>
        <text:list-item>
          <text:p text:style-name="P1">(2) power wheelchair gear motors with wheels </text:p>
        </text:list-item>
        <text:list-item>
          <text:p text:style-name="P1">(2) 12v SLA batteries</text:p>
        </text:list-item>
        <text:list-item>
          <text:p text:style-name="P1">Some metal</text:p>
        </text:list-item>
        <text:list-item>
          <text:p text:style-name="P1">Bolts/nuts</text:p>
        </text:list-item>
        <text:list-item>
          <text:p text:style-name="P1">(2) 10k potentiometers (Radio Shack #271-1715)</text:p>
        </text:list-item>
        <text:list-item>
          <text:p text:style-name="P1">wire</text:p>
        </text:list-item>
        <text:list-item>
          <text:p text:style-name="P1">male header pins</text:p>
        </text:list-item>
        <text:list-item>
          <text:p text:style-name="P1">female header pins</text:p>
        </text:list-item>
        <text:list-item>
          <text:p text:style-name="P1">Main power toggle switch 25A+ SPST (Radio Shack #275-708)</text:p>
        </text:list-item>
      </text:list>
      <text:p text:style-name="Standard"/>
      <text:p text:style-name="Standard">List of tools</text:p>
      <text:p text:style-name="Standard"/>
      <text:list xml:id="list1461761518" text:style-name="L2">
        <text:list-item>
          <text:p text:style-name="P2">power drill</text:p>
        </text:list-item>
        <text:list-item>
          <text:p text:style-name="P2">reciprocating-saw</text:p>
        </text:list-item>
        <text:list-item>
          <text:p text:style-name="P2">measuring tape</text:p>
        </text:list-item>
        <text:list-item>
          <text:p text:style-name="P2">angle-grinder</text:p>
        </text:list-item>
        <text:list-item>
          <text:p text:style-name="P2">drill-bits</text:p>
        </text:list-item>
        <text:list-item>
          <text:p text:style-name="P2">welder (optional)</text:p>
        </text:list-item>
        <text:list-item>
          <text:p text:style-name="P2"/>
        </text:list-item>
      </text:list>
      <text:p text:style-name="Standard"/>
      <text:p text:style-name="Standard"><text:tab/>Sources</text:p>
      <text:p text:style-name="Standard"/>
      <text:list xml:id="list570375151" text:style-name="L3">
        <text:list-item>
          <text:p text:style-name="P3">Shane Colton</text:p>
        </text:list-item>
        <text:list-item>
          <text:p text:style-name="P3">John Dingley</text:p>
        </text:list-item>
        <text:list-item>
          <text:p text:style-name="P3">Sparkfun.com/tutorials</text:p>
        </text:list-item>
      </text:list>
      <text:p text:style-name="Standard"/>
      <text:p text:style-name="Standard"/>
      <text:p text:style-name="Standard"><text:s/>Cost: $500 (approximate)</text:p>
      <text:p text:style-name="Standard"/>
      <text:p text:style-name="Standard"><text:tab/>photo of materials</text:p>
      <text:p text:style-name="Standard"/>
      <text:p text:style-name="Standard"/>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4">Step 1. Make frame</text:p>
      <text:p text:style-name="Standard"><text:tab/>A. determine motor mounting patter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text:soft-page-break/>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position in which to place your motors. I determined the best way to mount my motors was facing forward, with the base platform mounted to the top/rear of each motor (see photo '')</text:p>
      <text:p text:style-name="Standard"/>
      <text:p text:style-name="Standard">Note: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someone riding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Standard"><text:span text:style-name="T2"/></text:p>
      <text:p text:style-name="Standard"><text:span text:style-name="T2"><text:tab/>B. Make a base frame</text:span></text:p>
      <text:p text:style-name="Standard"><text:span text:style-name="T2">The base frame is what you will stand on when riding the Seg-bot. I chose to stand on top of my motors and store the batteries between the motors. I measured the width that I wanted my Seg-bot base platform to be (minus wheels) so that I could fit through a small 24” door frame, and came up with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span></text:p>
      <text:p text:style-name="Standard"><text:span text:style-name="T2"/></text:p>
      <text:p text:style-name="Standard"><text:span text:style-name="T2"><text:tab/>C. M</text:span>ount handle-bar</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handle-bar to the base frame. This should complete the building of the frame. Time to mount a button and some potentiometers.</text:p>
      <text:p text:style-name="Standard"/>
      <text:p text:style-name="P4">Step 2. Mount button and potentiometers</text:p>
      <text:p text:style-name="Standard"><text:tab/>A. drill holes</text:p>
      <text:p text:style-name="Standard"><text:tab/>B. solder wires to pots and button</text:p>
      <text:p text:style-name="P4">Step 3. Mount Electronics</text:p>
      <text:p text:style-name="Standard"><text:tab/>A. make box for Arduino and motor-controller</text:p>
      <text:p text:style-name="Standard"><text:tab/>B. mount to frame</text:p>
      <text:p text:style-name="P4"><text:soft-page-break/>Step 4. Wire it up</text:p>
      <text:p text:style-name="Standard"><text:tab/>A. Connect power and signal wires to Arduino</text:p>
      <text:p text:style-name="Standard"><text:tab/>B. Connect motor and battery wires</text:p>
      <text:p text:style-name="P4">Step 5. Test</text:p>
      <text:p text:style-name="Standard"><text:tab/>A. </text:p>
      <text:p text:style-name="Standard"/>
      <text:p text:style-name="Standard"/>
      <text:p text:style-name="Standard"><text:tab/>steps need titles and possibly introduction</text:p>
      <text:p text:style-name="Standard"><text:tab/>at least one photo per step</text:p>
      <text:p text:style-name="Standard"><text:tab/></text:p>
      <text:p text:style-name="Standard">Application:</text:p>
      <text:p text:style-name="Standard"><text:tab/>how to use</text:p>
      <text:p text:style-name="Standard"><text:tab/>suggested modifications</text:p>
      <text:p text:style-name="Standard"><text:tab/>400 words-ish</text:p>
      <text:p text:style-name="Standard"/>
      <text:p text:style-name="Standard"/>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to not go too fast or lose control.</text:p>
      <text:p text:style-name="Standard"/>
      <text:p text:style-name="Standard">Lastly, keep in mind that the Seg-bot is a powerful and heavy piece of equipment, so be careful operating it around other people or breakable objects. </text:p>
      <text:p text:style-name="Standard"/>
      <text:p text:style-name="Standard"/>
      <text:p text:style-name="Standard"/>
      <text:p text:style-name="Standard"><text:tab/></text:p>
      <text:p text:style-name="Standard">Credits:</text:p>
      <text:p text:style-name="Standard"><text:tab/>photo captions</text:p>
      <text:p text:style-name="Standard"><text:tab/>credits</text:p>
      <text:p text:style-name="Standard"/>
      <text:p text:style-name="Standard">Label pictures: (<text:span text:style-name="T1">finished_product.jpg</text:span> or <text:span text:style-name="T1">step1_1a.jpg</text:span>)</text:p>
      <text:p text:style-name="Standard"><text:soft-page-break/>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11T18:27:57</dc:date>
    <dc:creator>JD </dc:creator>
    <meta:editing-duration>P4DT5H18M58S</meta:editing-duration>
    <meta:editing-cycles>13</meta:editing-cycles>
    <meta:generator>LibreOffice/3.3$Linux LibreOffice_project/330m19$Build-401</meta:generator>
    <meta:document-statistic meta:table-count="0" meta:image-count="0" meta:object-count="0" meta:page-count="5" meta:paragraph-count="80" meta:word-count="1860" meta:character-count="10404"/>
  </office:meta>
</office:document-meta>
</file>